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10:</text:span><text:span text:style-name="T1"><text:line-break/></text:span><text:span text:style-name="T1">Comunicación</text:span><text:span text:style-name="T1"><text:line-break/></text:span><text:span text:style-name="T1"> Multimedia (II)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22T05:25:55.371806965</dc:date>
    <meta:editing-duration>P7DT21H14M45S</meta:editing-duration>
    <meta:editing-cycles>508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